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165117" officeooo:paragraph-rsid="00165117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normal" officeooo:rsid="00165117" officeooo:paragraph-rsid="00165117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32pt" fo:font-weight="bold" officeooo:rsid="0018928e" officeooo:paragraph-rsid="0018928e" style:font-size-asian="32pt" style:font-weight-asian="bold" style:font-size-complex="32pt" style:font-weight-complex="bold"/>
    </style:style>
    <style:style style:name="P6" style:family="paragraph" style:parent-style-name="Contents_20_1">
      <style:paragraph-properties>
        <style:tab-stops>
          <style:tab-stop style:position="8.0626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8661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paragraph-properties fo:break-before="page"/>
      <style:text-properties officeooo:rsid="0018928e" officeooo:paragraph-rsid="0018928e"/>
    </style:style>
    <style:style style:name="P10" style:family="paragraph" style:parent-style-name="Heading_20_1">
      <style:paragraph-properties fo:break-before="page"/>
      <style:text-properties officeooo:rsid="00acc9de" officeooo:paragraph-rsid="00acc9de"/>
    </style:style>
    <style:style style:name="P11" style:family="paragraph" style:parent-style-name="Heading_20_2">
      <style:text-properties officeooo:paragraph-rsid="0018928e"/>
    </style:style>
    <style:style style:name="P12" style:family="paragraph" style:parent-style-name="Heading_20_2">
      <style:text-properties officeooo:rsid="00ab2ae4" officeooo:paragraph-rsid="00ab2ae4"/>
    </style:style>
    <style:style style:name="P13" style:family="paragraph" style:parent-style-name="Heading_20_2">
      <style:text-properties officeooo:rsid="00acc9de" officeooo:paragraph-rsid="00acc9de"/>
    </style:style>
    <style:style style:name="P14" style:family="paragraph" style:parent-style-name="Standard">
      <style:paragraph-properties fo:text-align="center" style:justify-single-word="false"/>
      <style:text-properties fo:font-size="26pt" fo:font-weight="bold" officeooo:rsid="00165117" officeooo:paragraph-rsid="00165117" style:font-size-asian="26pt" style:font-weight-asian="bold" style:font-size-complex="2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normal" officeooo:rsid="00165117" officeooo:paragraph-rsid="00165117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0pt" fo:font-weight="normal" officeooo:rsid="00a7d49e" officeooo:paragraph-rsid="00a7d49e" style:font-size-asian="20pt" style:font-weight-asian="normal" style:font-size-complex="20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165117" officeooo:paragraph-rsid="00165117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32pt" fo:font-weight="bold" officeooo:rsid="0018928e" officeooo:paragraph-rsid="0018928e" style:font-size-asian="32pt" style:font-weight-asian="bold" style:font-size-complex="32pt" style:font-weight-complex="bold"/>
    </style:style>
    <style:style style:name="P19" style:family="paragraph" style:parent-style-name="Text_20_body">
      <style:text-properties officeooo:rsid="00ab2ae4" officeooo:paragraph-rsid="00ab2ae4"/>
    </style:style>
    <style:style style:name="P20" style:family="paragraph" style:parent-style-name="Text_20_body">
      <style:text-properties officeooo:paragraph-rsid="00acc9de"/>
    </style:style>
    <style:style style:name="T1" style:family="text">
      <style:text-properties officeooo:rsid="00a7d49e"/>
    </style:style>
    <style:style style:name="T2" style:family="text">
      <style:text-properties officeooo:rsid="00ab2ae4"/>
    </style:style>
    <style:style style:name="T3" style:family="text">
      <style:text-properties officeooo:rsid="0018928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5">70+ JavaScript Challenges: Data Structures &amp; Algorithms</text:p>
      <text:p text:style-name="P5"/>
      <text:p text:style-name="P3"/>
      <text:p text:style-name="P17">Build better foundational skills as a developer by doing challenges and learning about data structures and algorithms</text:p>
      <text:p text:style-name="P3"/>
      <text:p text:style-name="P3">udemy-bt-js-dsa</text:p>
      <text:p text:style-name="P3"/>
      <text:p text:style-name="P4"/>
      <text:p text:style-name="P4"/>
      <text:p text:style-name="P4"/>
      <text:p text:style-name="P4"/>
      <text:p text:style-name="P4">Instructor: Brad Traversy</text:p>
      <text:p text:style-name="P4"><text:span text:style-name="T1">Udemy </text:span>link: <text:a xlink:type="simple" xlink:href="https://www.udemy.com/course/javascript-challenges/" text:style-name="Internet_20_link" text:visited-style-name="Visited_20_Internet_20_Link">https://www.udemy.com/course/javascript-challenges/</text:a></text:p>
      <text:p text:style-name="P16">GitHub repo: <text:a xlink:type="simple" xlink:href="https://github.com/ILopatenko/udemy-bt-js-dsa" text:style-name="Internet_20_link" text:visited-style-name="Visited_20_Internet_20_Link">https://github.com/ILopatenko/udemy-bt-js-dsa</text:a></text:p>
      <text:p text:style-name="P16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6"><text:a xlink:type="simple" xlink:href="#__RefHeading___Toc105_1522444764" text:style-name="Index_20_Link" text:visited-style-name="Index_20_Link">1. Introduction<text:tab/>3</text:a></text:p>
          <text:p text:style-name="P7"><text:a xlink:type="simple" xlink:href="#__RefHeading___Toc107_1522444764" text:style-name="Index_20_Link" text:visited-style-name="Index_20_Link">1.1 Lesson 1 - course overview<text:tab/>3</text:a></text:p>
        </text:index-body>
      </text:table-of-content>
      <text:p text:style-name="P4"/>
      <text:h text:style-name="P9" text:outline-level="1"><text:bookmark-start text:name="__RefHeading___Toc105_1522444764"/>Introduction<text:bookmark-end text:name="__RefHeading___Toc105_1522444764"/></text:h>
      <text:h text:style-name="P11" text:outline-level="2"><text:bookmark-start text:name="__RefHeading___Toc107_1522444764"/><text:span text:style-name="T3">Lesson 1 – </text:span><text:span text:style-name="T2">Welcome to the Course</text:span><text:bookmark-end text:name="__RefHeading___Toc107_1522444764"/></text:h>
      <text:h text:style-name="P12" text:outline-level="2">Lesson 2 – DSA what and why</text:h>
      <text:p text:style-name="P19">Algorithm is a set of instruction that allows to complete the task.</text:p>
      <text:p text:style-name="P19">Data Structure is a way to organize and work with data.</text:p>
      <text:h text:style-name="P12" text:outline-level="2">Tools and basic setup</text:h>
      <text:p text:style-name="P19">Visual Studio Code, Nodejs</text:p>
      <text:h text:style-name="P13" text:outline-level="2">Sandbox</text:h>
      <text:p text:style-name="P20"/>
      <text:h text:style-name="P10" text:outline-level="1">Basic challenges 1</text:h>
      <text:h text:style-name="P13" text:outline-level="2">Hello world</text:h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officeooo:rsid="00165117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062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866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668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311in" style:type="center"/>
          <style:tab-stop style:position="8.062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0311in" style:type="center"/>
          <style:tab-stop style:position="8.0626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2291in" fo:margin-bottom="0.1717in" fo:margin-left="0.2189in" fo:margin-right="0.21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327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11:10:12.811659420</meta:creation-date>
    <dc:date>2023-11-27T21:04:20.650554899</dc:date>
    <meta:editing-duration>P1DT2H56S</meta:editing-duration>
    <meta:editing-cycles>82</meta:editing-cycles>
    <meta:generator>LibreOffice/7.3.7.2$Linux_X86_64 LibreOffice_project/30$Build-2</meta:generator>
    <meta:document-statistic meta:table-count="0" meta:image-count="0" meta:object-count="0" meta:page-count="4" meta:paragraph-count="20" meta:word-count="105" meta:character-count="696" meta:non-whitespace-character-count="616"/>
  </office:meta>
</office:document-meta>
</file>